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Header">
      <style:paragraph-properties fo:margin-left="0in" fo:margin-right="0.25in" fo:text-indent="0in" style:auto-text-indent="false"/>
    </style:style>
    <style:style style:name="P2" style:family="paragraph" style:parent-style-name="Header">
      <style:paragraph-properties fo:text-align="end" style:justify-single-word="false"/>
    </style:style>
    <style:style style:name="P3" style:family="paragraph" style:parent-style-name="Standard">
      <style:paragraph-properties fo:margin-left="0in" fo:margin-right="0in" fo:text-indent="0.4925in" style:auto-text-indent="false"/>
    </style:style>
    <style:style style:name="P4" style:family="paragraph" style:parent-style-name="Standard">
      <style:paragraph-properties fo:text-align="center" style:justify-single-word="false"/>
    </style:style>
    <style:style style:name="P5" style:family="paragraph" style:parent-style-name="Normal_20__28_Web_29_">
      <style:paragraph-properties fo:margin-left="0.3937in" fo:margin-right="0in" fo:text-indent="-0.3937in" style:auto-text-indent="false">
        <style:tab-stops/>
      </style:paragraph-properties>
    </style:style>
    <style:style style:name="P6" style:family="paragraph" style:parent-style-name="Text_20_body">
      <style:paragraph-properties fo:margin-left="0.3937in" fo:margin-right="0in" fo:text-indent="-0.3937in" style:auto-text-indent="false">
        <style:tab-stops/>
      </style:paragraph-properties>
    </style:style>
    <style:style style:name="P7" style:family="paragraph" style:parent-style-name="Normal_20__28_Web_29_">
      <style:paragraph-properties fo:margin-left="0.3937in" fo:margin-right="0in" fo:text-indent="-0.3937in" style:auto-text-indent="false">
        <style:tab-stops/>
      </style:paragraph-properties>
      <style:text-properties officeooo:paragraph-rsid="011bb518"/>
    </style:style>
    <style:style style:name="P8" style:family="paragraph" style:parent-style-name="Normal_20__28_Web_29_">
      <style:paragraph-properties fo:margin-left="0.3937in" fo:margin-right="0in" fo:text-indent="-0.3937in" style:auto-text-indent="false">
        <style:tab-stops/>
      </style:paragraph-properties>
      <style:text-properties officeooo:paragraph-rsid="011cac77"/>
    </style:style>
    <style:style style:name="P9" style:family="paragraph" style:parent-style-name="Normal_20__28_Web_29_">
      <style:paragraph-properties fo:margin-left="0in" fo:margin-right="0in" fo:text-indent="0in" style:auto-text-indent="false">
        <style:tab-stops/>
      </style:paragraph-properties>
    </style:style>
    <style:style style:name="P10" style:family="paragraph" style:parent-style-name="Text_20_body">
      <style:paragraph-properties fo:margin-left="0.3937in" fo:margin-right="0in" fo:text-indent="-0.3937in" style:auto-text-indent="false">
        <style:tab-stops/>
      </style:paragraph-properties>
      <style:text-properties officeooo:paragraph-rsid="011c292a"/>
    </style:style>
    <style:style style:name="P11" style:family="paragraph" style:parent-style-name="Text_20_body">
      <style:paragraph-properties fo:margin-left="0.3937in" fo:margin-right="0in" fo:text-indent="-0.3937in" style:auto-text-indent="false">
        <style:tab-stops/>
      </style:paragraph-properties>
      <style:text-properties officeooo:paragraph-rsid="011e3485"/>
    </style:style>
    <style:style style:name="P12" style:family="paragraph" style:parent-style-name="Standard">
      <style:paragraph-properties fo:margin-left="0in" fo:margin-right="0in" fo:text-indent="0.4925in" style:auto-text-indent="false"/>
      <style:text-properties officeooo:paragraph-rsid="00416c60"/>
    </style:style>
    <style:style style:name="P13" style:family="paragraph" style:parent-style-name="Text_20_body">
      <style:paragraph-properties fo:margin-left="0.3937in" fo:margin-right="0in" fo:text-indent="-0.3937in" style:auto-text-indent="false">
        <style:tab-stops/>
      </style:paragraph-properties>
      <style:text-properties style:font-name="Times New Roman" fo:font-size="12pt"/>
    </style:style>
    <style:style style:name="P14" style:family="paragraph" style:parent-style-name="Text_20_body">
      <style:paragraph-properties fo:margin-left="0.3937in" fo:margin-right="0in" fo:text-indent="-0.3937in" style:auto-text-indent="false">
        <style:tab-stops/>
      </style:paragraph-properties>
      <style:text-properties style:font-name="Times New Roman" fo:font-size="12pt" officeooo:paragraph-rsid="011daa92"/>
    </style:style>
    <style:style style:name="P15" style:family="paragraph" style:parent-style-name="Standard">
      <style:paragraph-properties fo:margin-left="0in" fo:margin-right="0in" fo:text-indent="0.4925in" style:auto-text-indent="false"/>
      <style:text-properties officeooo:paragraph-rsid="00d1ada6"/>
    </style:style>
    <style:style style:name="P16" style:family="paragraph" style:parent-style-name="Standard">
      <style:text-properties officeooo:paragraph-rsid="00dae18d"/>
    </style:style>
    <style:style style:name="P17" style:family="paragraph" style:parent-style-name="Standard">
      <style:paragraph-properties fo:margin-left="0in" fo:margin-right="0in" fo:text-indent="0.4925in" style:auto-text-indent="false"/>
      <style:text-properties officeooo:paragraph-rsid="00dfc3d0"/>
    </style:style>
    <style:style style:name="P18" style:family="paragraph" style:parent-style-name="Standard">
      <style:text-properties officeooo:rsid="0031563c" officeooo:paragraph-rsid="0039c2c7"/>
    </style:style>
    <style:style style:name="P19" style:family="paragraph" style:parent-style-name="Standard">
      <style:paragraph-properties fo:margin-left="0in" fo:margin-right="0in" fo:text-indent="0.4925in" style:auto-text-indent="false"/>
      <style:text-properties officeooo:paragraph-rsid="00ee30b1"/>
    </style:style>
    <style:style style:name="P20" style:family="paragraph" style:parent-style-name="Standard" style:master-page-name="MPF0">
      <style:paragraph-properties style:page-number="auto" fo:break-before="page"/>
    </style:style>
    <style:style style:name="P21" style:family="paragraph" style:parent-style-name="Text_20_body">
      <style:paragraph-properties fo:margin-left="0.3937in" fo:margin-right="0in" fo:text-indent="-0.3937in" style:auto-text-indent="false">
        <style:tab-stops/>
      </style:paragraph-properties>
      <style:text-properties style:font-name="Times New Roman" fo:font-size="12pt" officeooo:paragraph-rsid="011c292a"/>
    </style:style>
    <style:style style:name="T1" style:family="text">
      <style:text-properties officeooo:rsid="00ae99d5"/>
    </style:style>
    <style:style style:name="T2" style:family="text">
      <style:text-properties officeooo:rsid="00a619db"/>
    </style:style>
    <style:style style:name="T3" style:family="text">
      <style:text-properties officeooo:rsid="00fca404"/>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cd6227" style:font-style-asian="italic" style:font-style-complex="italic"/>
    </style:style>
    <style:style style:name="T7" style:family="text">
      <style:text-properties fo:font-style="italic" officeooo:rsid="00c9d24d" style:font-style-asian="italic" style:font-style-complex="italic"/>
    </style:style>
    <style:style style:name="T8" style:family="text">
      <style:text-properties fo:font-style="italic" officeooo:rsid="00ceee72" style:font-style-asian="italic" style:font-style-complex="italic"/>
    </style:style>
    <style:style style:name="T9" style:family="text">
      <style:text-properties officeooo:rsid="0023677c"/>
    </style:style>
    <style:style style:name="T10" style:family="text">
      <style:text-properties officeooo:rsid="0023efba"/>
    </style:style>
    <style:style style:name="T11" style:family="text">
      <style:text-properties officeooo:rsid="00255903"/>
    </style:style>
    <style:style style:name="T12" style:family="text">
      <style:text-properties officeooo:rsid="00279257"/>
    </style:style>
    <style:style style:name="T13" style:family="text">
      <style:text-properties officeooo:rsid="0042470d"/>
    </style:style>
    <style:style style:name="T14" style:family="text">
      <style:text-properties officeooo:rsid="0059062a"/>
    </style:style>
    <style:style style:name="T15" style:family="text">
      <style:text-properties officeooo:rsid="00591024"/>
    </style:style>
    <style:style style:name="T16" style:family="text">
      <style:text-properties officeooo:rsid="005c1361"/>
    </style:style>
    <style:style style:name="T17" style:family="text">
      <style:text-properties officeooo:rsid="005dc8b4"/>
    </style:style>
    <style:style style:name="T18" style:family="text">
      <style:text-properties officeooo:rsid="0060f935"/>
    </style:style>
    <style:style style:name="T19" style:family="text">
      <style:text-properties officeooo:rsid="008ae3cd"/>
    </style:style>
    <style:style style:name="T20" style:family="text">
      <style:text-properties officeooo:rsid="008c9972"/>
    </style:style>
    <style:style style:name="T21" style:family="text">
      <style:text-properties officeooo:rsid="0090b9eb"/>
    </style:style>
    <style:style style:name="T22" style:family="text">
      <style:text-properties officeooo:rsid="00916fdc"/>
    </style:style>
    <style:style style:name="T23" style:family="text">
      <style:text-properties officeooo:rsid="0092d102"/>
    </style:style>
    <style:style style:name="T24" style:family="text">
      <style:text-properties officeooo:rsid="0093ec60"/>
    </style:style>
    <style:style style:name="T25" style:family="text">
      <style:text-properties officeooo:rsid="00b087ac"/>
    </style:style>
    <style:style style:name="T26" style:family="text">
      <style:text-properties fo:font-style="normal" fo:font-weight="normal" officeooo:rsid="00cd6227" style:font-style-asian="normal" style:font-weight-asian="normal" style:font-style-complex="normal" style:font-weight-complex="normal"/>
    </style:style>
    <style:style style:name="T27" style:family="text">
      <style:text-properties officeooo:rsid="00b102b2"/>
    </style:style>
    <style:style style:name="T28" style:family="text">
      <style:text-properties style:font-name="Times New Roman" fo:font-size="12pt"/>
    </style:style>
    <style:style style:name="T29" style:family="text">
      <style:text-properties style:font-name="Times New Roman" fo:font-size="12pt" fo:font-style="italic"/>
    </style:style>
    <style:style style:name="T30" style:family="text">
      <style:text-properties style:font-name="Times New Roman" fo:font-size="12pt" officeooo:rsid="00c3bd8d"/>
    </style:style>
    <style:style style:name="T31" style:family="text">
      <style:text-properties style:font-name="Times New Roman" fo:font-size="12pt" officeooo:rsid="00b102b2"/>
    </style:style>
    <style:style style:name="T32" style:family="text">
      <style:text-properties officeooo:rsid="00b4cb8c"/>
    </style:style>
    <style:style style:name="T33" style:family="text">
      <style:text-properties officeooo:rsid="00b907de"/>
    </style:style>
    <style:style style:name="T34" style:family="text">
      <style:text-properties officeooo:rsid="00bae532"/>
    </style:style>
    <style:style style:name="T35" style:family="text">
      <style:text-properties officeooo:rsid="00bb022e"/>
    </style:style>
    <style:style style:name="T36" style:family="text">
      <style:text-properties officeooo:rsid="00bc7d79"/>
    </style:style>
    <style:style style:name="T37" style:family="text">
      <style:text-properties officeooo:rsid="00c3860c"/>
    </style:style>
    <style:style style:name="T38" style:family="text">
      <style:text-properties officeooo:rsid="00c8c4f9"/>
    </style:style>
    <style:style style:name="T39" style:family="text">
      <style:text-properties officeooo:rsid="00c9d24d"/>
    </style:style>
    <style:style style:name="T40" style:family="text">
      <style:text-properties officeooo:rsid="00caaf88"/>
    </style:style>
    <style:style style:name="T41" style:family="text">
      <style:text-properties officeooo:rsid="00cbd87b"/>
    </style:style>
    <style:style style:name="T42" style:family="text">
      <style:text-properties officeooo:rsid="00cd6227"/>
    </style:style>
    <style:style style:name="T43" style:family="text">
      <style:text-properties officeooo:rsid="00ceee72"/>
    </style:style>
    <style:style style:name="T44" style:family="text">
      <style:text-properties officeooo:rsid="00d03300"/>
    </style:style>
    <style:style style:name="T45" style:family="text">
      <style:text-properties officeooo:rsid="00d16bca"/>
    </style:style>
    <style:style style:name="T46" style:family="text">
      <style:text-properties officeooo:rsid="00d1ada6"/>
    </style:style>
    <style:style style:name="T47" style:family="text">
      <style:text-properties officeooo:rsid="00d45639"/>
    </style:style>
    <style:style style:name="T48" style:family="text">
      <style:text-properties officeooo:rsid="00d93100"/>
    </style:style>
    <style:style style:name="T49" style:family="text">
      <style:text-properties officeooo:rsid="00dae18d"/>
    </style:style>
    <style:style style:name="T50" style:family="text">
      <style:text-properties officeooo:rsid="00db31c5"/>
    </style:style>
    <style:style style:name="T51" style:family="text">
      <style:text-properties officeooo:rsid="00dfc3d0"/>
    </style:style>
    <style:style style:name="T52" style:family="text">
      <style:text-properties officeooo:rsid="00e26290"/>
    </style:style>
    <style:style style:name="T53" style:family="text">
      <style:text-properties officeooo:rsid="00e2fdd5"/>
    </style:style>
    <style:style style:name="T54" style:family="text">
      <style:text-properties officeooo:rsid="00e379fe"/>
    </style:style>
    <style:style style:name="T55" style:family="text">
      <style:text-properties officeooo:rsid="00e3ff18"/>
    </style:style>
    <style:style style:name="T56" style:family="text">
      <style:text-properties officeooo:rsid="00e515b6"/>
    </style:style>
    <style:style style:name="T57" style:family="text">
      <style:text-properties officeooo:rsid="00e51b4c"/>
    </style:style>
    <style:style style:name="T58" style:family="text">
      <style:text-properties officeooo:rsid="00e6cf7c"/>
    </style:style>
    <style:style style:name="T59" style:family="text">
      <style:text-properties officeooo:rsid="00e82a40"/>
    </style:style>
    <style:style style:name="T60" style:family="text">
      <style:text-properties officeooo:rsid="00ebd804"/>
    </style:style>
    <style:style style:name="T61" style:family="text">
      <style:text-properties officeooo:rsid="00ed580e"/>
    </style:style>
    <style:style style:name="T62" style:family="text">
      <style:text-properties officeooo:rsid="00ed9494"/>
    </style:style>
    <style:style style:name="T63" style:family="text">
      <style:text-properties officeooo:rsid="00ef3a15"/>
    </style:style>
    <style:style style:name="T64" style:family="text">
      <style:text-properties officeooo:rsid="00f25b6b"/>
    </style:style>
    <style:style style:name="T65" style:family="text">
      <style:text-properties officeooo:rsid="00f2bad0"/>
    </style:style>
    <style:style style:name="T66" style:family="text">
      <style:text-properties officeooo:rsid="00f46020"/>
    </style:style>
    <style:style style:name="T67" style:family="text">
      <style:text-properties officeooo:rsid="00f652bc"/>
    </style:style>
    <style:style style:name="T68" style:family="text">
      <style:text-properties officeooo:rsid="00f76405"/>
    </style:style>
    <style:style style:name="T69" style:family="text">
      <style:text-properties officeooo:rsid="00f8005d"/>
    </style:style>
    <style:style style:name="T70" style:family="text">
      <style:text-properties officeooo:rsid="00f9a73a"/>
    </style:style>
    <style:style style:name="T71" style:family="text">
      <style:text-properties officeooo:rsid="00f9de39"/>
    </style:style>
    <style:style style:name="T72" style:family="text">
      <style:text-properties officeooo:rsid="00ffea3d"/>
    </style:style>
    <style:style style:name="T73" style:family="text">
      <style:text-properties officeooo:rsid="0104d528"/>
    </style:style>
    <style:style style:name="T74" style:family="text">
      <style:text-properties officeooo:rsid="0105f14e"/>
    </style:style>
    <style:style style:name="T75" style:family="text">
      <style:text-properties officeooo:rsid="01082bef"/>
    </style:style>
    <style:style style:name="T76" style:family="text">
      <style:text-properties officeooo:rsid="010c6cd8"/>
    </style:style>
    <style:style style:name="T77" style:family="text">
      <style:text-properties officeooo:rsid="0110c6f5"/>
    </style:style>
    <style:style style:name="T78" style:family="text">
      <style:text-properties officeooo:rsid="0112b6d4"/>
    </style:style>
    <style:style style:name="T79" style:family="text">
      <style:text-properties officeooo:rsid="01152627"/>
    </style:style>
    <style:style style:name="T80" style:family="text">
      <style:text-properties officeooo:rsid="00b6e391"/>
    </style:style>
    <style:style style:name="T81" style:family="text">
      <style:text-properties officeooo:rsid="0122de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tab/><text:tab/><text:tab/><text:tab/>The Angels &amp; Demons of <text:span text:style-name="Default_20_Paragraph_20_Font"><text:span text:style-name="T5">The Water Knife </text:span></text:span></text:p>
      <text:p text:style-name="Standard"/>
      <text:p text:style-name="Standard"><text:tab/><text:span text:style-name="T5">The Water Knife </text:span><text:span text:style-name="T6">(2015)</text:span><text:span text:style-name="T26"> </text:span>by Paolo Bacigalupi <text:span text:style-name="T42">(hereafter T</text:span><text:span text:style-name="T43">W</text:span><text:span text:style-name="T42">K </text:span><text:span text:style-name="T43">or the novel</text:span><text:span text:style-name="T42">)</text:span> opens with Angel, an enforcer for the Southern Nevada Authority (SNWA), looking down at a Cypress arcology, <text:span text:style-name="T25">an urban oasis in the Las Vegas desert. </text:span><text:span text:style-name="T34">The novel’s a</text:span><text:span text:style-name="T33">rcologies share </text:span><text:span text:style-name="T73">traits</text:span><text:span text:style-name="T33"> with </text:span><text:span text:style-name="T35">the Garden of Eden</text:span><text:span text:style-name="T33"> </text:span><text:span text:style-name="T34">drawing inspiration from Paolo Soleri’s design 1970 blueprints, biblically titled, “Arcology: The City in the Image of Man” and Arcosanti project where a beautiful garden </text:span><text:span text:style-name="T35">community</text:span><text:span text:style-name="T34"> was constructed in the Arizona desert (Arcosanti). <text:s/></text:span><text:span text:style-name="T36">Through Carver City and Phoenix</text:span>, <text:span text:style-name="T36">we are shown it is a world where the well has run dry, hell-like, with water processing facilities engulfed in flames and cities in dust storms. </text:span>Using a maze of legal loopholes provided by Charles Braxton on behalf of his boss, Catherine Case, Angel allows Las Vegas to hoard water, providing it to those oblivious to his protection while destroying the water facilities of rival states. Although the idea of a violent future over water might seem unreal, the author stated in an interview that water scarcity is a reality, and the book is a possible "what-if" scenario where <text:span text:style-name="T37">peace has</text:span> disappeared with water (Eveld).</text:p>
      <text:p text:style-name="Standard"/>
      <text:p text:style-name="P15"><text:span text:style-name="T39">Water instead has been</text:span><text:span text:style-name="T38"> </text:span><text:span text:style-name="T39">replaced by a thirst for</text:span><text:span text:style-name="T38"> sweat and blood, </text:span><text:span text:style-name="T39">similar to </text:span><text:span text:style-name="T74">Cormac McCarthy’s </text:span><text:span text:style-name="T7">Blood Meridian </text:span><text:span text:style-name="T8">(1985)</text:span><text:span text:style-name="T39"> where the metaphorical desert is hell, “The desert upon which so much blood has spilled is little more than a container..Its thirst is a beast which cannot be watered” </text:span><text:span text:style-name="T40">(</text:span><text:span text:style-name="T41">McCarthy 121)</text:span><text:span text:style-name="T39">. </text:span><text:span text:style-name="T43">In TWK, the setting is a period which shares historical similarities with the 1900s-1920s, a period shaped by water wars (Plumguru). </text:span><text:span text:style-name="T46">T</text:span><text:span text:style-name="T43">he novel </text:span><text:span text:style-name="T44">visually portrays </text:span><text:span text:style-name="T46">that “</text:span><text:span text:style-name="T43">War is hell” </text:span><text:span text:style-name="T46">(Sherman), with this</text:span><text:span text:style-name="T44"> metaphor through violent destruction in its opening chapter. In this not-too-distant future, military enforcers contracted by state governments mercilessly ignore pleas for nonviolence, cracking jokes about destruction while laughing like devils</text:span><text:span text:style-name="T45">. </text:span><text:span text:style-name="T47">It is only until we juxtapose the setting of the southwest today </text:span><text:span text:style-name="T72">that we see references to the novel’s setting and a biblical </text:span><text:span text:style-name="T48">hell.</text:span><text:span text:style-name="T47"> </text:span>Instead of litigating and buying water rights, along with building dams, states still litigate but also use Apache helicopters to blow up water processing plants of entire cities. <text:span text:style-name="T47">The setting of TWK </text:span><text:span text:style-name="T50">is one</text:span> <text:span text:style-name="T47">where the scare water that remains is </text:span><text:span text:style-name="T79">an </text:span><text:span text:style-name="T49">oasis of</text:span> life <text:span text:style-name="T50">in a dry desert of death.</text:span></text:p>
      <text:p text:style-name="P16"><text:tab/></text:p>
      <text:p text:style-name="P16"><text:span text:style-name="T10"><text:tab/>The theme of angels and demons plays out in the novel through Angel and similarly in history through Los Angeles, which shares similarities with the character in both name and </text:span><text:span text:style-name="T11">characteristics. Los Angeles,</text:span><text:span text:style-name="T10"> translated to “The City of Angels” </text:span><text:span text:style-name="T19">has a history of destroying other cities such as Owens Valley to secure their water supply</text:span><text:span text:style-name="T10"> </text:span><text:span text:style-name="T12">(“How Los Angeles Got Its Nickname”).</text:span><text:span text:style-name="T10"> </text:span><text:span text:style-name="T19">Similarly, in the novel, </text:span>Angel, as the "water knife," <text:span text:style-name="T19">uses</text:span> any means necessary to secure water for Catherine Case, <text:span text:style-name="T19">a woman symbolizing life or the Virgin Mary for Vegas and the skinny lady or La Santa Muerta for other cities. </text:span>Th<text:span text:style-name="T21">is</text:span> theme of Santa Muerte, the patron saint of death, is used to add a sense of foreboding and danger to the story <text:span text:style-name="T22">when Case orders Carver Cities’ destruction</text:span>. <text:span text:style-name="T20">Case </text:span><text:span text:style-name="T23">a fallen civil servant now engaged in acts of evil</text:span><text:span text:style-name="T20"> may even be tied to </text:span><text:span text:style-name="T24">the biblical Lucifer</text:span><text:span text:style-name="T20">, </text:span><text:span text:style-name="T23">when she says the phrase “If they can’t police their damn water mains, they can drink dust”, being the equivalent to</text:span><text:span text:style-name="T20"> </text:span>“<text:span text:style-name="T9">Better to reign in Hell, than serve in Heav’n” (Milton, Book 1, line 263). </text:span>The Virgin theme is also present, as the city of Las Vegas is referred to as "Our Lady of the Desert," emphasizing the importance of water to the people who live in this harsh environment. </text:p>
      <text:p text:style-name="P3"/>
      <text:p text:style-name="P19"><text:span text:style-name="T52">Water in TWK takes on mystical and religious aspects being </text:span><text:span text:style-name="T76">referred</text:span><text:span text:style-name="T52"> to as “Godwater”. </text:span><text:span text:style-name="T53">Baptism in water has </text:span><text:span text:style-name="T75">been</text:span><text:span text:style-name="T53"> religious</text:span><text:span text:style-name="T54">ly</text:span><text:span text:style-name="T53"> symbolized </text:span><text:span text:style-name="T75">by </text:span><text:span text:style-name="T53">rebirth </text:span><text:span text:style-name="T54">in scripture</text:span><text:span text:style-name="T53">, “Baptism...now saves you, not as a removal of dirt from the body but as an appeal to God for a good conscience…” </text:span><text:span text:style-name="T32">(Bible, </text:span><text:span text:style-name="T53">Peter</text:span><text:span text:style-name="T32"> </text:span><text:span text:style-name="T53">3</text:span><text:span text:style-name="T32">.</text:span><text:span text:style-name="T53">21</text:span><text:span text:style-name="T32">)</text:span><text:span text:style-name="T53">. <text:s/></text:span><text:span text:style-name="T55">Similarly, the</text:span><text:span text:style-name="T53"> character Lucy </text:span><text:span text:style-name="T54">dreams </text:span><text:span text:style-name="T55">of receiving the blessing of water </text:span><text:span text:style-name="T56">with it </text:span><text:span text:style-name="T57">shedding away her</text:span><text:span text:style-name="T56"> difficulties, </text:span><text:span text:style-name="T58">it being an all-encompassing force </text:span><text:span text:style-name="T60">which makes</text:span><text:span text:style-name="T58"> everything </text:span><text:span text:style-name="T60">else </text:span><text:span text:style-name="T58">insignificant. </text:span><text:span text:style-name="T59">This is further shown when</text:span><text:span text:style-name="T56"> </text:span>Angel remains amazed by the Colorado river, reflecting that the Hindus had once worshiped rivers. <text:span text:style-name="T63">In TWK, </text:span><text:span text:style-name="T61">Vegas </text:span><text:span text:style-name="T63">is </text:span>a symbol of life, with its glimmering lights <text:span text:style-name="T78">because of</text:span> plentiful <text:soft-page-break/><text:span text:style-name="T62">water </text:span><text:span text:style-name="T63">supplied by their guardian angels Angel and Catherine Case. Meanwhile, the absence of water in a collapsed Texas causes its former residents, known as Merry Perrys and modeled after Rick Perry's 'pray for rain,' to cling religiously to their hope for water</text:span><text:span text:style-name="T50"> (Fritz, "Texas Prayed for Drought-Busting Rain")</text:span>. <text:span text:style-name="T64">TWK’s theme regarding water is that, although significant, it is not an unlimited resource and it can slow to a trickle as seen through the Colorado River in real life and in the novel (National Geographic).</text:span></text:p>
      <text:p text:style-name="P18"><text:tab/></text:p>
      <text:p text:style-name="P17"><text:span text:style-name="T66">T</text:span><text:span text:style-name="T65">he theme is religious m</text:span><text:span text:style-name="T51">artyrdom</text:span><text:span text:style-name="T14"> is also present in </text:span><text:span text:style-name="T71">TWK,</text:span><text:span text:style-name="T14"> where characters suffer for their communities. </text:span><text:span text:style-name="T67">Jaime </text:span><text:span text:style-name="T68">is a </text:span><text:span text:style-name="T67">character who </text:span><text:span text:style-name="T68">dies seeking to improve the life of others, mainly himself. </text:span><text:span text:style-name="T14">Although no </text:span><text:span text:style-name="T15">Saint Jesus and motivated by profit</text:span><text:span text:style-name="T14">, Jaime </text:span><text:span text:style-name="T68">had a religious faith that senior water rights could change the world and </text:span><text:span text:style-name="T70">whose</text:span><text:span text:style-name="T68"> </text:span><text:span text:style-name="T14">sacrifice </text:span><text:span text:style-name="T18">pushed others, such as Lucy, </text:span><text:span text:style-name="T77">to </text:span><text:span text:style-name="T68">adopt this belief</text:span><text:span text:style-name="T16">. Another example is </text:span><text:span text:style-name="T14">Simon Yu, </text:span><text:span text:style-name="T16">who nearly </text:span><text:span text:style-name="T17">martyrs himself trying to protect the water facility. </text:span>This ties into the theme of water as a sacred and life-giving resource, and those who try to manipulate it for personal gain are punished. <text:span text:style-name="T69">There is a </text:span>power dynamic at play in the story <text:span text:style-name="T69">where those </text:span>control the water hold immense power over the lives of others and will stop at nothing to maintain that control. <text:span text:style-name="T13">The novel is a</text:span> <text:span text:style-name="T13">reminder and </text:span>warning about <text:span text:style-name="T13">our history and a possible violent</text:span> future over the fight for water.</text:p>
      <text:p text:style-name="Standard"/>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text:soft-page-break/>Works Cited:</text:p>
      <text:p text:style-name="Standard"/>
      <text:p text:style-name="P13">Arcosanti. “History and Origins of Arcosanti | Relevance Today and the Future.” <text:span text:style-name="T4">Arcosanti</text:span>, 6 Dec. 2021, <text:a xlink:type="simple" xlink:href="http://www.arcosanti.org/history" text:style-name="Internet_20_link" text:visited-style-name="Visited_20_Internet_20_Link">www.arcosanti.org/history</text:a>.</text:p>
      <text:p text:style-name="P7">Bacigalupi, Paolo. The Water Knife. Knopf, 2015.</text:p>
      <text:p text:style-name="P7"/>
      <text:p text:style-name="P7"><text:span text:style-name="T27">Eveld</text:span>, <text:span text:style-name="T27">Edward</text:span> M. “<text:span text:style-name="T28">In ‘The Water Knife,’ Extreme Drought Creates a Dystopian America.” </text:span><text:span text:style-name="T29">The Kansas City Star</text:span><text:span text:style-name="T28">, 26 June 2015, </text:span><text:a xlink:type="simple" xlink:href="http://www.kansascity.com/entertainment/books/article25589425.html" text:style-name="Internet_20_link" text:visited-style-name="Visited_20_Internet_20_Link"><text:span text:style-name="T28">www.kansascity.com/entertainment/books/article25589425.html</text:span></text:a><text:span text:style-name="T28">.</text:span></text:p>
      <text:p text:style-name="P7"><text:span text:style-name="T28">Fritz, Angela. “Texas Prayed for Drought-busting Rain Four Years Ago. It Finally Came.” Washington Post, 22 May 2015, </text:span><text:a xlink:type="simple" xlink:href="http://www.washingtonpost.com/news/capital-weather-gang/wp/2015/05/22/texas-prayed-for-drought-busting-rain-four-years-ago-it-finally-came" text:style-name="Internet_20_link" text:visited-style-name="Visited_20_Internet_20_Link"><text:span text:style-name="T28">www.washingtonpost.com/news/capital-weather-gang/wp/2015/05/22/texas-prayed-for-drought-busting-rain-four-years-ago-it-finally-came</text:span></text:a><text:span text:style-name="T28">.</text:span></text:p>
      <text:p text:style-name="P21"/>
      <text:p text:style-name="P10"><text:span text:style-name="T28">Haynes, Taylor. “How Los Angeles Got Its Nickname ‘The City of Angels.’” </text:span><text:span text:style-name="T29">Culture Trip</text:span><text:span text:style-name="T28">, 19 Mar. 2019, </text:span><text:a xlink:type="simple" xlink:href="http://www.theculturetrip.com/north-america/usa/california/articles/how-los-angeles-got-its-nickname-the-city-of-angels" text:style-name="Internet_20_link" text:visited-style-name="Visited_20_Internet_20_Link"><text:span text:style-name="T31">www.</text:span><text:span text:style-name="T28">theculturetrip.com/north-america/usa/california/articles/how-los-angeles-got-its-nickname-the-city-of-angels</text:span></text:a><text:span text:style-name="T28">.</text:span></text:p>
      <text:p text:style-name="P11"/>
      <text:p text:style-name="P11">“Las Vegas Water Chief Pat Mulroy Preached Conservation, but Pushed Growth.” <text:span text:style-name="T4">ProPublica</text:span>, 2 June 2015, <text:a xlink:type="simple" xlink:href="https://projects.propublica.org/killing-the-colorado/story/pat-mulroy-las-vegas-water-witch" text:style-name="Internet_20_link" text:visited-style-name="Visited_20_Internet_20_Link"><text:span text:style-name="T80">https://</text:span>projects.propublica.org/killing-the-colorado/story/pat-mulroy-las-vegas-water-witch</text:a>.</text:p>
      <text:p text:style-name="P8">Milton, John. Paradise Lost. Edited by John Leonard, Penguin Classics, 2003, <text:a xlink:type="simple" xlink:href="https://standardebooks.org/ebooks/john-milton/paradise-lost/text/single-page" text:style-name="Internet_20_link" text:visited-style-name="Visited_20_Internet_20_Link">https://standardebooks.org/ebooks/john-milton/paradise-lost/text/single-page</text:a>. Accessed 22 Feb. 2023.</text:p>
      <text:p text:style-name="P8"/>
      <text:p text:style-name="P6"><text:span text:style-name="T28">McCarthy, Cormac. </text:span><text:span text:style-name="T29">Blood Meridian, or, the Evening Redness in the West</text:span><text:span text:style-name="T28">. Picador USA, 1990.</text:span></text:p>
      <text:p text:style-name="P5"/>
      <text:p text:style-name="P14">National Geographic. “Chasing Rivers, Part 1: The Colorado | Nat Geo Live.” <text:span text:style-name="T4">YouTube</text:span>, 10 Nov. 2014, <text:a xlink:type="simple" xlink:href="http://www.youtube.com/watch?v=xt5uJrWW1gE" text:style-name="Internet_20_link" text:visited-style-name="Visited_20_Internet_20_Link">www.youtube.com/watch?v=xt5uJrWW1gE</text:a>.</text:p>
      <text:p text:style-name="P5"/>
      <text:p text:style-name="P6"><text:span text:style-name="T30">P</text:span><text:span text:style-name="T28">lumbguru. “Cadillac Desert.” </text:span><text:span text:style-name="T29">YouTube</text:span><text:span text:style-name="T28">, 10 July 2017, </text:span><text:a xlink:type="simple" xlink:href="http://www.youtube.com/watch?v=PR2BSGQt2DU" text:style-name="Internet_20_link" text:visited-style-name="Visited_20_Internet_20_Link"><text:span text:style-name="T28">www.youtube.com/watch?v=PR2BSGQt2DU</text:span></text:a><text:span text:style-name="T28">.</text:span></text:p>
      <text:p text:style-name="P6"/>
      <text:p text:style-name="P11">Sherman, William Tecumseh. <text:span text:style-name="T4">Memoirs of General William T. Sherman</text:span>. 1886.</text:p>
      <text:p text:style-name="P6"/>
      <text:p text:style-name="P5">The Bible: Authorized King James Version. Edited by Robert Carroll and Stephen Prickett, Oxford UP, 2008.</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Revision" style:family="paragraph">
      <style:paragraph-properties fo:hyphenation-ladder-count="no-limit" style:vertical-align="auto"/>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style:vertical-align="auto"/>
      <style:text-properties style:font-name="Times New Roman1" fo:font-family="'Times New Roman'" style:font-family-generic="roman" style:font-pitch="variable" style:letter-kerning="false" style:font-name-asian="Times New Roman1" style:font-family-asian="'Times New Roman'" style:font-family-generic-asian="roman" style:font-pitch-asian="variable" style:language-asian="en" style:country-asian="US" style:font-name-complex="Times New Roman1"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Page_20_Number" style:display-name="Page Numbe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a0"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P2" style:family="paragraph" style:parent-style-name="Header">
      <style:paragraph-properties fo:text-align="end" style:justify-single-word="false"/>
    </style:style>
    <style:style style:name="MT1" style:family="text">
      <style:text-properties officeooo:rsid="00ae99d5"/>
    </style:style>
    <style:style style:name="MT2" style:family="text">
      <style:text-properties officeooo:rsid="00a619db"/>
    </style:style>
    <style:style style:name="MT3" style:family="text">
      <style:text-properties officeooo:rsid="0122ded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902in" fo:margin-left="0in" fo:margin-right="0in" fo:margin-bottom="0in" fo:background-color="transparent" style:dynamic-spacing="true" draw:fill="none" draw:fill-color="#4472c4"/>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MP1"><text:tab/><text:tab/>Nguyen <text:span text:style-name="MT1">3</text:span></text:p>
        <text:p text:style-name="Header"/>
      </style:header>
      <style:header-left>
        <text:p text:style-name="MP1"><text:tab/><text:tab/>Nguyen <text:span text:style-name="MT3">2</text:span></text:p>
        <text:p text:style-name="Header"/>
      </style:header-left>
      <style:header-first>
        <text:p text:style-name="MP2">Albert Nguyen</text:p>
        <text:p text:style-name="MP2">ENGL101-<text:span text:style-name="MT2">42537 MW 06:00 PM – 10:30 PM</text:span></text:p>
        <text:p text:style-name="Header"/>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meta:creation-date>2023-02-23T14:44:00Z</meta:creation-date>
    <dc:date>2023-03-09T17:23:53.952000000</dc:date>
    <meta:editing-cycles>260</meta:editing-cycles>
    <meta:editing-duration>PT16H34M38S</meta:editing-duration>
    <meta:document-statistic meta:table-count="0" meta:image-count="0" meta:object-count="0" meta:page-count="3" meta:paragraph-count="25" meta:word-count="1151" meta:character-count="7489" meta:non-whitespace-character-count="6344"/>
    <meta:template xlink:type="simple" xlink:actuate="onRequest" xlink:title="" xlink:href="file:///C:/Users/user/Downloads/Nguyen_Albert_Essay_1_RoughDraft.odt/Normal.dotm"/>
  </office:meta>
</office:document-meta>
</file>